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padding="0.049cm" fo:border="0.06pt solid #d9d9e3"/>
    </style:style>
    <style:style style:name="P4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officeooo:rsid="007b3e03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85681b"/>
    </style:style>
    <style:style style:name="T4" style:family="text">
      <style:text-properties officeooo:rsid="008e150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Pregunta 1:</text:span> ¿Qué es SSH y cuál es su propósito en la administración de sistemas?</text:p>
      <text:p text:style-name="Text_20_body"><text:span text:style-name="Strong_20_Emphasis">Respuesta 1:</text:span> SSH significa "Secure Shell" (Shell Seguro) y su propósito en la administración de sistemas es proporcionar una forma segura de acceder y administrar sistemas remotos a través de una conexión cifrada.</text:p>
      <text:p text:style-name="Text_20_body"><text:span text:style-name="Strong_20_Emphasis">Pregunta 2:</text:span> ¿Cuál es la diferencia entre SSH y Telnet en términos de seguridad?</text:p>
      <text:p text:style-name="Text_20_body"><text:span text:style-name="Strong_20_Emphasis">Respuesta 2:</text:span> SSH cifra la comunicación entre el cliente y el servidor, mientras que Telnet transmite datos en texto plano, lo que lo hace vulnerable a ataques de interceptación.</text:p>
      <text:p text:style-name="Text_20_body"><text:span text:style-name="Strong_20_Emphasis">Pregunta 3:</text:span> ¿Cuáles son los beneficios de usar SSH en lugar de contraseñas simples para la autenticación?</text:p>
      <text:p text:style-name="Text_20_body"><text:span text:style-name="Strong_20_Emphasis">Respuesta 3:</text:span> Los beneficios de SSH incluyen una mayor seguridad, autenticación de clave pública/privada y la capacidad de utilizar autenticación de dos factores para un acceso más seguro.</text:p>
      <text:p text:style-name="Text_20_body"><text:span text:style-name="Strong_20_Emphasis">Pregunta 4:</text:span> ¿Cuál es el propósito del archivo <text:span text:style-name="Source_20_Text">~/.ssh/authorized_keys</text:span> en SSH?</text:p>
      <text:p text:style-name="Text_20_body"><text:span text:style-name="Strong_20_Emphasis">Respuesta 4:</text:span> El archivo <text:span text:style-name="Source_20_Text">~/.ssh/authorized_keys</text:span> almacena las claves públicas de los usuarios permitidos para la autenticación sin contraseña en un servidor SSH.</text:p>
      <text:p text:style-name="Text_20_body"><text:span text:style-name="Strong_20_Emphasis">Pregunta 5:</text:span> ¿Cómo se puede generar un par de claves SSH pública/privada?</text:p>
      <text:p text:style-name="Text_20_body"><text:span text:style-name="Strong_20_Emphasis">Respuesta 5:</text:span> Un par de claves SSH pública/privada se puede generar con el comando <text:span text:style-name="Source_20_Text">ssh-keygen</text:span> en la terminal.</text:p>
      <text:p text:style-name="Text_20_body"><text:span text:style-name="Strong_20_Emphasis">Pregunta 6:</text:span> ¿Qué es un "túnel SSH" y para qué se utiliza?</text:p>
      <text:p text:style-name="Text_20_body"><text:span text:style-name="Strong_20_Emphasis">Respuesta 6:</text:span> Un túnel SSH es una conexión cifrada a través de la cual se pueden enviar datos de forma segura entre dos sistemas, generalmente utilizado para redirigir tráfico o acceder a servicios remotos de manera segura.</text:p>
      <text:p text:style-name="Text_20_body"><text:span text:style-name="Strong_20_Emphasis">Pregunta 7:</text:span> ¿Cuál es la ventaja de usar autenticación de clave pública/privada en lugar de contraseñas en SSH?</text:p>
      <text:p text:style-name="Text_20_body"><text:span text:style-name="Strong_20_Emphasis">Respuesta 7:</text:span> La autenticación de clave pública/privada es más segura ya que no requiere que los usuarios recuerden contraseñas complejas y permite el acceso sin necesidad de transmitir contraseñas por la red.</text:p>
      <text:p text:style-name="Text_20_body"><text:span text:style-name="Strong_20_Emphasis">Pregunta 8:</text:span> ¿Qué es un "agente SSH" y cuál es su función?</text:p>
      <text:p text:style-name="Text_20_body"><text:span text:style-name="Strong_20_Emphasis">Respuesta 8:</text:span> Un agente SSH es una herramienta que almacena claves privadas y las gestiona de forma segura, lo que facilita la autenticación sin necesidad de ingresar la contraseña cada vez.</text:p>
      <text:p text:style-name="Text_20_body"><text:span text:style-name="Strong_20_Emphasis">Pregunta 9:</text:span> ¿Cómo se puede copiar una clave pública SSH a un servidor remoto?</text:p>
      <text:p text:style-name="Text_20_body"><text:span text:style-name="Strong_20_Emphasis">Respuesta 9:</text:span> Una clave pública SSH se puede copiar al servidor remoto utilizando el comando <text:span text:style-name="Source_20_Text">ssh-copy-id</text:span> o manualmente agregando la clave al archivo <text:span text:style-name="Source_20_Text">~/.ssh/authorized_keys</text:span> en el servidor.</text:p>
      <text:p text:style-name="Text_20_body"><text:soft-page-break/><text:span text:style-name="Strong_20_Emphasis">Pregunta 10:</text:span> ¿Qué es el "reenvío de puertos" (port forwarding) en SSH y cuáles son sus usos comunes?</text:p>
      <text:p text:style-name="Text_20_body"><text:span text:style-name="Strong_20_Emphasis">Respuesta 10:</text:span> El reenvío de puertos en SSH permite redirigir el tráfico de un puerto local a un puerto remoto a través de una conexión SSH. Se utiliza para acceder a servicios remotos de forma segura y para crear túneles para tráfico seguro.</text:p>
      <text:p text:style-name="Text_20_body"><text:span text:style-name="Strong_20_Emphasis">Pregunta 11:</text:span> ¿Cuál es la diferencia entre SSH1 y SSH2 y cuál se considera más seguro?</text:p>
      <text:p text:style-name="Text_20_body"><text:span text:style-name="Strong_20_Emphasis">Respuesta 11:</text:span> SSH2 es una versión más segura y avanzada que SSH1. Se recomienda utilizar SSH2 debido a sus mejoras en seguridad y funcionalidad.</text:p>
      <text:p text:style-name="Text_20_body"><text:span text:style-name="Strong_20_Emphasis">Pregunta 12:</text:span> ¿Cómo se puede cambiar el puerto SSH predeterminado (22) para aumentar la seguridad?</text:p>
      <text:p text:style-name="Text_20_body"><text:span text:style-name="Strong_20_Emphasis">Respuesta 12:</text:span> El puerto SSH se puede cambiar editando el archivo de configuración <text:span text:style-name="Source_20_Text">/etc/ssh/sshd_config</text:span> y especificando un puerto diferente. Luego, es necesario reiniciar el servicio SSH.</text:p>
      <text:p text:style-name="Text_20_body"><text:span text:style-name="Strong_20_Emphasis">Pregunta 13:</text:span> ¿Cuál es el propósito de la opción <text:span text:style-name="Source_20_Text">-L</text:span> en el reenvío de puertos SSH?</text:p>
      <text:p text:style-name="Text_20_body"><text:span text:style-name="Strong_20_Emphasis">Respuesta 13:</text:span> La opción <text:span text:style-name="Source_20_Text">-L</text:span> se utiliza para establecer un reenvío de puertos local, lo que permite redirigir un puerto local a un puerto remoto a través de la conexión SSH.</text:p>
      <text:p text:style-name="Text_20_body"><text:span text:style-name="Strong_20_Emphasis">Pregunta 14:</text:span> ¿Qué es la autenticación de dos factores en SSH y por qué es importante?</text:p>
      <text:p text:style-name="Text_20_body"><text:span text:style-name="Strong_20_Emphasis">Respuesta 14:</text:span> La autenticación de dos factores en SSH requiere dos métodos de autenticación diferentes, como una contraseña y un código generado por una aplicación móvil. Es importante para una capa adicional de seguridad.</text:p>
      <text:p text:style-name="Text_20_body"><text:span text:style-name="Strong_20_Emphasis">Pregunta 15:</text:span> ¿Cuál es la función de <text:span text:style-name="Source_20_Text">sshd_config</text:span> en la configuración de SSH y dónde se encuentra?</text:p>
      <text:p text:style-name="Text_20_body"><text:span text:style-name="Strong_20_Emphasis">Respuesta 15:</text:span> <text:span text:style-name="Source_20_Text">sshd_config</text:span> es el archivo de configuración del servidor SSH y se encuentra generalmente en <text:span text:style-name="Source_20_Text">/etc/ssh/sshd_config</text:span>. Controla la configuración del servidor SSH.</text:p>
      <text:p text:style-name="Text_20_body"><text:span text:style-name="Strong_20_Emphasis">Pregunta 16:</text:span> ¿Qué es el agente SSH Pageant y cuál es su función en sistemas Windows?</text:p>
      <text:p text:style-name="Text_20_body"><text:span text:style-name="Strong_20_Emphasis">Respuesta 16:</text:span> Pageant es el agente SSH para sistemas Windows y almacena claves privadas para su uso en aplicaciones SSH, como PuTTY.</text:p>
      <text:p text:style-name="Text_20_body"><text:span text:style-name="Strong_20_Emphasis">Pregunta 17:</text:span> ¿Cómo se puede deshabilitar el acceso de root por SSH en un servidor?</text:p>
      <text:p text:style-name="Text_20_body"><text:span text:style-name="Strong_20_Emphasis">Respuesta 17:</text:span> Para deshabilitar el acceso de root por SSH, se debe editar el archivo <text:span text:style-name="Source_20_Text">sshd_config</text:span> y establecer <text:span text:style-name="Source_20_Text">PermitRootLogin</text:span> en <text:span text:style-name="Source_20_Text">no</text:span>. Luego, reiniciar el servicio SSH.</text:p>
      <text:p text:style-name="Text_20_body"><text:span text:style-name="Strong_20_Emphasis">Pregunta 18:</text:span> ¿Qué es un "salto SSH" (SSH jump host) y para qué se utiliza?</text:p>
      <text:p text:style-name="Text_20_body"><text:span text:style-name="Strong_20_Emphasis">Respuesta 18:</text:span> Un salto SSH es un servidor intermedio que se utiliza para acceder a otros servidores SSH en una red protegida. Ayuda a controlar el acceso a través de un punto central.</text:p>
      <text:p text:style-name="Text_20_body"><text:soft-page-break/><text:span text:style-name="Strong_20_Emphasis">Pregunta 19:</text:span> ¿Qué es la autenticación basada en clave pública en SSH y cómo funciona?</text:p>
      <text:p text:style-name="Text_20_body"><text:span text:style-name="Strong_20_Emphasis">Respuesta 19:</text:span> La autenticación basada en clave pública en SSH implica el uso de una clave pública y una clave privada. El servidor verifica si la clave pública en el servidor coincide con la clave privada del cliente para permitir el acceso.</text:p>
      <text:p text:style-name="Text_20_body"><text:span text:style-name="Strong_20_Emphasis">Pregunta 20:</text:span> ¿Cuál es la diferencia entre SSH y SCP en términos de funcionalidad?</text:p>
      <text:p text:style-name="Text_20_body"><text:span text:style-name="Strong_20_Emphasis">Respuesta 20:</text:span> SSH es un protocolo que permite la autenticación y el acceso remoto seguro, mientras que SCP (Secure Copy) es una utilidad que utiliza SSH para copiar archivos de forma segura entre sistemas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La seguridad del sistema </text:p>
        <text:p text:style-name="MP2">Secure Shell (SSH) <text:s/>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6:31:35.772274735</dc:date>
    <meta:editing-duration>PT9H19M54S</meta:editing-duration>
    <meta:editing-cycles>137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901" meta:character-count="5418" meta:non-whitespace-character-count="4557"/>
  </office:meta>
</office:document-meta>
</file>